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95cm"/>
    </style:style>
    <style:style style:name="co2" style:family="table-column">
      <style:table-column-properties fo:break-before="auto" style:column-width="4.062cm"/>
    </style:style>
    <style:style style:name="co3" style:family="table-column">
      <style:table-column-properties fo:break-before="auto" style:column-width="12.39cm"/>
    </style:style>
    <style:style style:name="co4" style:family="table-column">
      <style:table-column-properties fo:break-before="auto" style:column-width="3.344cm"/>
    </style:style>
    <style:style style:name="co5" style:family="table-column">
      <style:table-column-properties fo:break-before="auto" style:column-width="4.927cm"/>
    </style:style>
    <style:style style:name="co6" style:family="table-column">
      <style:table-column-properties fo:break-before="auto" style:column-width="6.253cm"/>
    </style:style>
    <style:style style:name="co7" style:family="table-column">
      <style:table-column-properties fo:break-before="auto" style:column-width="9.8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3"/>
          <table:table-cell table:style-name="Default"/>
          <table:table-cell table:style-name="ce3" office:value-type="string" calcext:value-type="string">
            <text:p>Finite Differences</text:p>
          </table:table-cell>
          <table:table-cell table:style-name="ce3" office:value-type="string" calcext:value-type="string">
            <text:p>Algorithmic Differentiation</text:p>
          </table:table-cell>
          <table:table-cell table:style-name="ce3" office:value-type="string" calcext:value-type="string">
            <text:p>Adjoint Algorithmic Differentiation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355" calcext:value-type="float">
            <text:p>1.355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547" calcext:value-type="float">
            <text:p>1.547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388" calcext:value-type="float">
            <text:p>1.388</text:p>
          </table:table-cell>
        </table:table-row>
        <table:table-row table:style-name="ro1">
          <table:table-cell/>
          <table:table-cell office:value-type="string" calcext:value-type="string">
            <text:p>#Parameter</text:p>
          </table:table-cell>
          <table:table-cell/>
          <table:table-cell table:style-name="ce1" office:value-type="string" calcext:value-type="string">
            <text:p>Average calculation time to cache Euler scheme</text:p>
          </table:table-cell>
          <table:table-cell table:style-name="ce4" table:number-matrix-columns-spanned="1" table:number-matrix-rows-spanned="1" table:formula="of:=AVERAGEIF([.I1:.I590];&quot;=&quot;&amp;[.I1];[.J1:.J590])" office:value-type="float" office:value="0.993640677966102" calcext:value-type="float">
            <text:p>0.994 s</text:p>
          </table:table-cell>
          <table:table-cell table:style-name="ce4" table:number-matrix-columns-spanned="1" table:number-matrix-rows-spanned="1" table:formula="of:=AVERAGEIF([.L1:.L26];&quot;=&quot;&amp;[.L1];[.M1:.M26])" office:value-type="float" office:value="1.19328571428571" calcext:value-type="float">
            <text:p>1.193 s</text:p>
          </table:table-cell>
          <table:table-cell table:style-name="ce4" table:formula="of:=AVERAGEIF([.O1:.O26];&quot;=&quot;&amp;[.O1];[.P1:.P26])" office:value-type="float" office:value="1.23557142857143" calcext:value-type="float">
            <text:p>1.236 s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708" calcext:value-type="float">
            <text:p>1.708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2.109" calcext:value-type="float">
            <text:p>2.109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table:style-name="ce1" office:value-type="string" calcext:value-type="string">
            <text:p>Average calculation time for product values (incl. Euler Scheme)</text:p>
          </table:table-cell>
          <table:table-cell table:style-name="ce5" table:number-matrix-columns-spanned="1" table:number-matrix-rows-spanned="1" table:formula="of:=AVERAGEIF([.I1:.I590];&quot;=&quot;&amp;[.I2];[.J1:.J590])" office:value-type="float" office:value="1.18594915254237" calcext:value-type="float">
            <text:p>1.186 s</text:p>
          </table:table-cell>
          <table:table-cell table:style-name="ce5" table:formula="of:=AVERAGEIF([.L1:.L26];&quot;=&quot;&amp;[.L2];[.M1:.M26])" office:value-type="float" office:value="1.71214285714286" calcext:value-type="float">
            <text:p>1.712 s</text:p>
          </table:table-cell>
          <table:table-cell table:style-name="ce5" table:formula="of:=AVERAGEIF([.O1:.O26];&quot;=&quot;&amp;[.O2];[.P1:.P26])" office:value-type="float" office:value="1.54842857142857" calcext:value-type="float">
            <text:p>1.548 s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125" calcext:value-type="float">
            <text:p>1.125</text:p>
          </table:table-cell>
          <table:table-cell/>
          <table:table-cell office:value-type="string" calcext:value-type="string">
            <text:p>AD - average calaculation time </text:p>
          </table:table-cell>
          <table:table-cell office:value-type="float" office:value="1.57108333333333" calcext:value-type="float">
            <text:p>1.5710833333</text:p>
          </table:table-cell>
          <table:table-cell/>
          <table:table-cell office:value-type="string" calcext:value-type="string">
            <text:p>AAD - average calaculation time </text:p>
          </table:table-cell>
          <table:table-cell office:value-type="float" office:value="0.831525974025974" calcext:value-type="float">
            <text:p>0.831525974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Average calculation time for product values (excl. Euler Scheme)</text:p>
          </table:table-cell>
          <table:table-cell table:style-name="ce4" table:formula="of:=[.E3]-[.E2]" office:value-type="float" office:value="0.192308474576271" calcext:value-type="float">
            <text:p>0.192 s</text:p>
          </table:table-cell>
          <table:table-cell table:style-name="ce4" table:formula="of:=[.F3]-[.F2]" office:value-type="float" office:value="0.518857142857143" calcext:value-type="float">
            <text:p>0.519 s</text:p>
          </table:table-cell>
          <table:table-cell table:style-name="ce4" table:formula="of:=[.G3]-[.G2]" office:value-type="float" office:value="0.312857142857143" calcext:value-type="float">
            <text:p>0.313 s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184" calcext:value-type="float">
            <text:p>1.184</text:p>
          </table:table-cell>
          <table:table-cell/>
          <table:table-cell office:value-type="string" calcext:value-type="string">
            <text:p>AD - total time for derivative </text:p>
          </table:table-cell>
          <table:table-cell office:value-type="float" office:value="75.412" calcext:value-type="float">
            <text:p>75.412</text:p>
          </table:table-cell>
          <table:table-cell/>
          <table:table-cell office:value-type="string" calcext:value-type="string">
            <text:p>AAD - total time for derivative </text:p>
          </table:table-cell>
          <table:table-cell office:value-type="float" office:value="128.055" calcext:value-type="float">
            <text:p>128.055</text:p>
          </table:table-cell>
        </table:table-row>
        <table:table-row table:style-name="ro1">
          <table:table-cell/>
          <table:table-cell office:value-type="string" calcext:value-type="string">
            <text:p>#CalibrationSteps</text:p>
          </table:table-cell>
          <table:table-cell/>
          <table:table-cell table:style-name="ce1" office:value-type="string" calcext:value-type="string">
            <text:p>Average time for derivatives with respect to all products (incl. Euler Scheme)</text:p>
          </table:table-cell>
          <table:table-cell table:style-name="ce4" table:formula="of:=2*[.E3]" office:value-type="float" office:value="2.37189830508475" calcext:value-type="float">
            <text:p>2.372 s</text:p>
          </table:table-cell>
          <table:table-cell table:style-name="ce4" table:formula="of:=[.F6]+[.F3]" office:value-type="float" office:value="3.28730952380952" calcext:value-type="float">
            <text:p>3.287 s</text:p>
          </table:table-cell>
          <table:table-cell table:style-name="ce4" table:formula="of:=[.G6]+[.G3]" office:value-type="float" office:value="2.37894480519481" calcext:value-type="float">
            <text:p>2.379 s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35" calcext:value-type="float">
            <text:p>1.35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138" calcext:value-type="float">
            <text:p>1.138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Average time for derivatives with respect to all products (excl. Euler Scheme)</text:p>
          </table:table-cell>
          <table:table-cell table:style-name="ce4" table:formula="of:=2*[.E4]" office:value-type="float" office:value="0.384616949152543" calcext:value-type="float">
            <text:p>0.385 s</text:p>
          </table:table-cell>
          <table:table-cell table:style-name="ce5" table:formula="of:=AVERAGEIF([.L1:.L26];&quot;=&quot;&amp;[.L3];[.M1:.M26])" office:value-type="float" office:value="1.57516666666667" calcext:value-type="float">
            <text:p>1.575 s</text:p>
          </table:table-cell>
          <table:table-cell table:style-name="ce5" table:formula="of:=AVERAGEIF([.O1:.O26];&quot;=&quot;&amp;[.O3];[.P1:.P26])" office:value-type="float" office:value="0.830516233766234" calcext:value-type="float">
            <text:p>0.831 s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475" calcext:value-type="float">
            <text:p>1.475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337" calcext:value-type="float">
            <text:p>1.337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408" calcext:value-type="float">
            <text:p>1.408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estimated time for one calibration step</text:p>
          </table:table-cell>
          <table:table-cell table:style-name="ce4" table:formula="of:=[.E6]*[.$B$3]+[.E2]" office:value-type="float" office:value="19.4552542372881" calcext:value-type="float">
            <text:p>19.455 s</text:p>
          </table:table-cell>
          <table:table-cell table:style-name="ce4" table:formula="of:=[.F6]*[.$B$3]+[.F2]" office:value-type="float" office:value="76.8012857142856" calcext:value-type="float">
            <text:p>76.801 s</text:p>
          </table:table-cell>
          <table:table-cell table:style-name="ce4" table:formula="of:=[.G6]*[.$B$9]+[.G2]" office:value-type="float" office:value="100.897519480519" calcext:value-type="float">
            <text:p>100.898 s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097" calcext:value-type="float">
            <text:p>1.097</text:p>
          </table:table-cell>
          <table:table-cell/>
          <table:table-cell office:value-type="string" calcext:value-type="string">
            <text:p>AD - average calaculation time </text:p>
          </table:table-cell>
          <table:table-cell office:value-type="float" office:value="1.57414583333333" calcext:value-type="float">
            <text:p>1.5741458333</text:p>
          </table:table-cell>
          <table:table-cell/>
          <table:table-cell office:value-type="string" calcext:value-type="string">
            <text:p>AAD - average calaculation time </text:p>
          </table:table-cell>
          <table:table-cell office:value-type="float" office:value="0.832220779220779" calcext:value-type="float">
            <text:p>0.8322207792</text:p>
          </table:table-cell>
        </table:table-row>
        <table:table-row table:style-name="ro1">
          <table:table-cell/>
          <table:table-cell office:value-type="string" calcext:value-type="string">
            <text:p>#CalibrationItems</text:p>
          </table:table-cell>
          <table:table-cell/>
          <table:table-cell table:style-name="ce1" office:value-type="string" calcext:value-type="string">
            <text:p>estimated total time for calibration</text:p>
          </table:table-cell>
          <table:table-cell table:style-name="ce4" table:formula="of:=[.E7]*[.$B$6]" office:value-type="float" office:value="116.731525423729" calcext:value-type="float">
            <text:p>116.732 s</text:p>
          </table:table-cell>
          <table:table-cell table:style-name="ce4" table:formula="of:=[.F7]*[.$B$6]" office:value-type="float" office:value="460.807714285714" calcext:value-type="float">
            <text:p>460.808 s</text:p>
          </table:table-cell>
          <table:table-cell table:style-name="ce4" table:formula="of:=[.G7]*[.$B$6]" office:value-type="float" office:value="605.385116883117" calcext:value-type="float">
            <text:p>605.385 s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036" calcext:value-type="float">
            <text:p>1.036</text:p>
          </table:table-cell>
          <table:table-cell/>
          <table:table-cell office:value-type="string" calcext:value-type="string">
            <text:p>AD - total time for derivative </text:p>
          </table:table-cell>
          <table:table-cell office:value-type="float" office:value="75.559" calcext:value-type="float">
            <text:p>75.559</text:p>
          </table:table-cell>
          <table:table-cell/>
          <table:table-cell office:value-type="string" calcext:value-type="string">
            <text:p>AAD - total time for derivative </text:p>
          </table:table-cell>
          <table:table-cell office:value-type="float" office:value="128.162" calcext:value-type="float">
            <text:p>128.162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calculation time of product values </text:p>
          </table:table-cell>
          <table:table-cell office:value-type="float" office:value="1.278" calcext:value-type="float">
            <text:p>1.278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056" calcext:value-type="float">
            <text:p>1.056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436" calcext:value-type="float">
            <text:p>1.43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46" calcext:value-type="float">
            <text:p>1.246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735" calcext:value-type="float">
            <text:p>1.735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calculation time for process caching process euler scheme </text:p>
          </table:table-cell>
          <table:table-cell office:value-type="float" office:value="1.062" calcext:value-type="float">
            <text:p>1.062</text:p>
          </table:table-cell>
          <table:table-cell/>
          <table:table-cell office:value-type="string" calcext:value-type="string">
            <text:p>AD - average calaculation time </text:p>
          </table:table-cell>
          <table:table-cell office:value-type="float" office:value="1.571375" calcext:value-type="float">
            <text:p>1.571375</text:p>
          </table:table-cell>
          <table:table-cell/>
          <table:table-cell office:value-type="string" calcext:value-type="string">
            <text:p>AAD - average calaculation time </text:p>
          </table:table-cell>
          <table:table-cell office:value-type="float" office:value="0.82835064935065" calcext:value-type="float">
            <text:p>0.828350649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77" calcext:value-type="float">
            <text:p>1.077</text:p>
          </table:table-cell>
          <table:table-cell/>
          <table:table-cell office:value-type="string" calcext:value-type="string">
            <text:p>AD - total time for derivative </text:p>
          </table:table-cell>
          <table:table-cell office:value-type="float" office:value="75.4260000000001" calcext:value-type="float">
            <text:p>75.426</text:p>
          </table:table-cell>
          <table:table-cell/>
          <table:table-cell office:value-type="string" calcext:value-type="string">
            <text:p>AAD - total time for derivative </text:p>
          </table:table-cell>
          <table:table-cell office:value-type="float" office:value="127.566" calcext:value-type="float">
            <text:p>127.566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273" calcext:value-type="float">
            <text:p>1.273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079" calcext:value-type="float">
            <text:p>1.079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134" calcext:value-type="float">
            <text:p>1.13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314" calcext:value-type="float">
            <text:p>1.314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275" calcext:value-type="float">
            <text:p>1.275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52" calcext:value-type="float">
            <text:p>1.052</text:p>
          </table:table-cell>
          <table:table-cell/>
          <table:table-cell office:value-type="string" calcext:value-type="string">
            <text:p>AD - average calaculation time </text:p>
          </table:table-cell>
          <table:table-cell office:value-type="float" office:value="1.57920833333333" calcext:value-type="float">
            <text:p>1.5792083333</text:p>
          </table:table-cell>
          <table:table-cell/>
          <table:table-cell office:value-type="string" calcext:value-type="string">
            <text:p>AAD - average calaculation time </text:p>
          </table:table-cell>
          <table:table-cell office:value-type="float" office:value="0.835435064935065" calcext:value-type="float">
            <text:p>0.8354350649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calculation time for process caching process euler scheme </text:p>
          </table:table-cell>
          <table:table-cell office:value-type="float" office:value="0.983" calcext:value-type="float">
            <text:p>0.983</text:p>
          </table:table-cell>
          <table:table-cell/>
          <table:table-cell office:value-type="string" calcext:value-type="string">
            <text:p>AD - total time for derivative </text:p>
          </table:table-cell>
          <table:table-cell office:value-type="float" office:value="75.802" calcext:value-type="float">
            <text:p>75.802</text:p>
          </table:table-cell>
          <table:table-cell/>
          <table:table-cell office:value-type="string" calcext:value-type="string">
            <text:p>AAD - total time for derivative </text:p>
          </table:table-cell>
          <table:table-cell office:value-type="float" office:value="128.657" calcext:value-type="float">
            <text:p>128.65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65" calcext:value-type="float">
            <text:p>1.265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059" calcext:value-type="float">
            <text:p>1.059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134" calcext:value-type="float">
            <text:p>1.13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7" calcext:value-type="float">
            <text:p>1.187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882" calcext:value-type="float">
            <text:p>1.882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434" calcext:value-type="float">
            <text:p>1.434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017" calcext:value-type="float">
            <text:p>1.017</text:p>
          </table:table-cell>
          <table:table-cell/>
          <table:table-cell office:value-type="string" calcext:value-type="string">
            <text:p>AD - average calaculation time </text:p>
          </table:table-cell>
          <table:table-cell office:value-type="float" office:value="1.57760416666667" calcext:value-type="float">
            <text:p>1.5776041667</text:p>
          </table:table-cell>
          <table:table-cell/>
          <table:table-cell office:value-type="string" calcext:value-type="string">
            <text:p>AAD - average calaculation time </text:p>
          </table:table-cell>
          <table:table-cell office:value-type="float" office:value="0.829681818181818" calcext:value-type="float">
            <text:p>0.829681818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11" calcext:value-type="float">
            <text:p>1.011</text:p>
          </table:table-cell>
          <table:table-cell/>
          <table:table-cell office:value-type="string" calcext:value-type="string">
            <text:p>AD - total time for derivative </text:p>
          </table:table-cell>
          <table:table-cell office:value-type="float" office:value="75.725" calcext:value-type="float">
            <text:p>75.725</text:p>
          </table:table-cell>
          <table:table-cell/>
          <table:table-cell office:value-type="string" calcext:value-type="string">
            <text:p>AAD - total time for derivative </text:p>
          </table:table-cell>
          <table:table-cell office:value-type="float" office:value="127.771" calcext:value-type="float">
            <text:p>127.77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429" calcext:value-type="float">
            <text:p>1.429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136" calcext:value-type="float">
            <text:p>1.136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251" calcext:value-type="float">
            <text:p>1.251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624" calcext:value-type="float">
            <text:p>1.624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772" calcext:value-type="float">
            <text:p>1.772</text:p>
          </table:table-cell>
        </table:table-row>
        <table:table-row table:style-name="ro1">
          <table:table-cell table:number-columns-repeated="4"/>
          <table:table-cell table:style-name="ce3" table:number-columns-repeated="3"/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11" calcext:value-type="float">
            <text:p>1.11</text:p>
          </table:table-cell>
          <table:table-cell/>
          <table:table-cell office:value-type="string" calcext:value-type="string">
            <text:p>AD - average calaculation time </text:p>
          </table:table-cell>
          <table:table-cell office:value-type="float" office:value="1.57758333333333" calcext:value-type="float">
            <text:p>1.5775833333</text:p>
          </table:table-cell>
          <table:table-cell/>
          <table:table-cell office:value-type="string" calcext:value-type="string">
            <text:p>AAD - average calaculation time </text:p>
          </table:table-cell>
          <table:table-cell office:value-type="float" office:value="0.825883116883117" calcext:value-type="float">
            <text:p>0.825883116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47" calcext:value-type="float">
            <text:p>1.047</text:p>
          </table:table-cell>
          <table:table-cell/>
          <table:table-cell office:value-type="string" calcext:value-type="string">
            <text:p>AD - total time for derivative </text:p>
          </table:table-cell>
          <table:table-cell office:value-type="float" office:value="75.724" calcext:value-type="float">
            <text:p>75.724</text:p>
          </table:table-cell>
          <table:table-cell/>
          <table:table-cell office:value-type="string" calcext:value-type="string">
            <text:p>AAD - total time for derivative </text:p>
          </table:table-cell>
          <table:table-cell office:value-type="float" office:value="127.186" calcext:value-type="float">
            <text:p>127.186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calculation time of product values </text:p>
          </table:table-cell>
          <table:table-cell office:value-type="float" office:value="1.296" calcext:value-type="float">
            <text:p>1.296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045" calcext:value-type="float">
            <text:p>1.045</text:p>
          </table:table-cell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1.211" calcext:value-type="float">
            <text:p>1.21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35" calcext:value-type="float">
            <text:p>1.235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2.023" calcext:value-type="float">
            <text:p>2.023</text:p>
          </table:table-cell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405" calcext:value-type="float">
            <text:p>1.40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7" calcext:value-type="float">
            <text:p>0.997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style-name="ce6" table:number-columns-repeated="3"/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0.961" calcext:value-type="float">
            <text:p>0.96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calculation time of product values </text:p>
          </table:table-cell>
          <table:table-cell office:value-type="float" office:value="1.196" calcext:value-type="float">
            <text:p>1.19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2" calcext:value-type="float">
            <text:p>1.16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calculation time for process caching process euler scheme </text:p>
          </table:table-cell>
          <table:table-cell office:value-type="float" office:value="0.976" calcext:value-type="float">
            <text:p>0.97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3" calcext:value-type="float">
            <text:p>0.99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8" calcext:value-type="float">
            <text:p>1.17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6" table:number-columns-repeated="3"/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191" calcext:value-type="float">
            <text:p>1.19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06" calcext:value-type="float">
            <text:p>1.00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7" calcext:value-type="float">
            <text:p>0.99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7" calcext:value-type="float">
            <text:p>1.18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9" calcext:value-type="float">
            <text:p>1.17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4" calcext:value-type="float">
            <text:p>0.97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36" calcext:value-type="float">
            <text:p>1.03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163" calcext:value-type="float">
            <text:p>1.16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27" calcext:value-type="float">
            <text:p>1.22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7" calcext:value-type="float">
            <text:p>0.96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table:number-columns-repeated="3"/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169" calcext:value-type="float">
            <text:p>1.16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3" calcext:value-type="float">
            <text:p>1.18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03" calcext:value-type="float">
            <text:p>1.00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02" calcext:value-type="float">
            <text:p>1.00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4" calcext:value-type="float">
            <text:p>1.18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6" table:number-columns-repeated="3"/>
          <table:table-cell/>
          <table:table-cell office:value-type="string" calcext:value-type="string">
            <text:p>calculation time of product values </text:p>
          </table:table-cell>
          <table:table-cell office:value-type="float" office:value="1.199" calcext:value-type="float">
            <text:p>1.19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01" calcext:value-type="float">
            <text:p>1.00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9" calcext:value-type="float">
            <text:p>0.96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2" calcext:value-type="float">
            <text:p>1.18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51" calcext:value-type="float">
            <text:p>1.15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9" calcext:value-type="float">
            <text:p>0.96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6" table:number-columns-repeated="3"/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0.987" calcext:value-type="float">
            <text:p>0.98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3" calcext:value-type="float">
            <text:p>1.17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9" calcext:value-type="float">
            <text:p>1.16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9" calcext:value-type="float">
            <text:p>0.99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5" calcext:value-type="float">
            <text:p>0.99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9" calcext:value-type="float">
            <text:p>1.1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5" calcext:value-type="float">
            <text:p>1.18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office:value-type="string" calcext:value-type="string">
            <text:p>calculation time for process caching process euler scheme </text:p>
          </table:table-cell>
          <table:table-cell office:value-type="float" office:value="0.966" calcext:value-type="float">
            <text:p>0.96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07" calcext:value-type="float">
            <text:p>1.00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4" calcext:value-type="float">
            <text:p>1.1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9" calcext:value-type="float">
            <text:p>1.18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18" calcext:value-type="float">
            <text:p>1.01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6" calcext:value-type="float">
            <text:p>0.99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5" calcext:value-type="float">
            <text:p>1.17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" calcext:value-type="float">
            <text:p>0.9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2" calcext:value-type="float">
            <text:p>0.96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02" calcext:value-type="float">
            <text:p>1.20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3" calcext:value-type="float">
            <text:p>1.17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84" calcext:value-type="float">
            <text:p>0.98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85" calcext:value-type="float">
            <text:p>0.98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3" calcext:value-type="float">
            <text:p>1.16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2" calcext:value-type="float">
            <text:p>1.18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07" calcext:value-type="float">
            <text:p>1.00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84" calcext:value-type="float">
            <text:p>0.98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3" calcext:value-type="float">
            <text:p>1.18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3" calcext:value-type="float">
            <text:p>1.16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6" calcext:value-type="float">
            <text:p>0.99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9" calcext:value-type="float">
            <text:p>0.97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8" calcext:value-type="float">
            <text:p>1.17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87" calcext:value-type="float">
            <text:p>0.98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2" calcext:value-type="float">
            <text:p>0.97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32" calcext:value-type="float">
            <text:p>1.23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15" calcext:value-type="float">
            <text:p>1.21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3" calcext:value-type="float">
            <text:p>0.96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7" calcext:value-type="float">
            <text:p>0.96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36" calcext:value-type="float">
            <text:p>1.13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4" calcext:value-type="float">
            <text:p>1.1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1" calcext:value-type="float">
            <text:p>0.97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41" calcext:value-type="float">
            <text:p>1.04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08" calcext:value-type="float">
            <text:p>1.20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14" calcext:value-type="float">
            <text:p>1.21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19" calcext:value-type="float">
            <text:p>1.01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97" calcext:value-type="float">
            <text:p>1.19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52" calcext:value-type="float">
            <text:p>0.95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82" calcext:value-type="float">
            <text:p>0.98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26" calcext:value-type="float">
            <text:p>1.12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54" calcext:value-type="float">
            <text:p>1.15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55" calcext:value-type="float">
            <text:p>0.95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51" calcext:value-type="float">
            <text:p>0.95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99" calcext:value-type="float">
            <text:p>1.19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92" calcext:value-type="float">
            <text:p>1.19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6" calcext:value-type="float">
            <text:p>0.96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42" calcext:value-type="float">
            <text:p>1.14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33" calcext:value-type="float">
            <text:p>1.13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8" calcext:value-type="float">
            <text:p>0.99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6" calcext:value-type="float">
            <text:p>0.96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8" calcext:value-type="float">
            <text:p>1.16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2" calcext:value-type="float">
            <text:p>1.16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81" calcext:value-type="float">
            <text:p>0.98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32" calcext:value-type="float">
            <text:p>1.03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9" calcext:value-type="float">
            <text:p>1.17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05" calcext:value-type="float">
            <text:p>1.20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83" calcext:value-type="float">
            <text:p>0.98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81" calcext:value-type="float">
            <text:p>0.98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22" calcext:value-type="float">
            <text:p>1.22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17" calcext:value-type="float">
            <text:p>1.21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54" calcext:value-type="float">
            <text:p>0.95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9" calcext:value-type="float">
            <text:p>0.96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35" calcext:value-type="float">
            <text:p>1.13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9" calcext:value-type="float">
            <text:p>1.16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27" calcext:value-type="float">
            <text:p>1.02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8" calcext:value-type="float">
            <text:p>0.99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02" calcext:value-type="float">
            <text:p>1.20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2" calcext:value-type="float">
            <text:p>1.17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1" calcext:value-type="float">
            <text:p>0.99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83" calcext:value-type="float">
            <text:p>0.98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9" calcext:value-type="float">
            <text:p>1.1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2" calcext:value-type="float">
            <text:p>1.18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7" calcext:value-type="float">
            <text:p>0.96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1" calcext:value-type="float">
            <text:p>0.97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41" calcext:value-type="float">
            <text:p>1.14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43" calcext:value-type="float">
            <text:p>1.14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86" calcext:value-type="float">
            <text:p>1.08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106" calcext:value-type="float">
            <text:p>1.10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58" calcext:value-type="float">
            <text:p>1.25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81" calcext:value-type="float">
            <text:p>1.28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59" calcext:value-type="float">
            <text:p>0.95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57" calcext:value-type="float">
            <text:p>0.95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59" calcext:value-type="float">
            <text:p>1.15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59" calcext:value-type="float">
            <text:p>1.15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3" calcext:value-type="float">
            <text:p>0.99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03" calcext:value-type="float">
            <text:p>1.00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4" calcext:value-type="float">
            <text:p>1.17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8" calcext:value-type="float">
            <text:p>1.18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42" calcext:value-type="float">
            <text:p>0.94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56" calcext:value-type="float">
            <text:p>0.95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14" calcext:value-type="float">
            <text:p>1.11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28" calcext:value-type="float">
            <text:p>1.12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48" calcext:value-type="float">
            <text:p>1.04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59" calcext:value-type="float">
            <text:p>1.05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17" calcext:value-type="float">
            <text:p>1.21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35" calcext:value-type="float">
            <text:p>1.23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4" calcext:value-type="float">
            <text:p>0.97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6" calcext:value-type="float">
            <text:p>0.97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3" calcext:value-type="float">
            <text:p>1.17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1" calcext:value-type="float">
            <text:p>1.17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9" calcext:value-type="float">
            <text:p>0.96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8" calcext:value-type="float">
            <text:p>0.99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33" calcext:value-type="float">
            <text:p>1.13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6" calcext:value-type="float">
            <text:p>1.18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11" calcext:value-type="float">
            <text:p>1.01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03" calcext:value-type="float">
            <text:p>1.00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9" calcext:value-type="float">
            <text:p>1.18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1" calcext:value-type="float">
            <text:p>1.18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06" calcext:value-type="float">
            <text:p>1.00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26" calcext:value-type="float">
            <text:p>1.02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13" calcext:value-type="float">
            <text:p>1.21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3" calcext:value-type="float">
            <text:p>1.2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06" calcext:value-type="float">
            <text:p>1.00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03" calcext:value-type="float">
            <text:p>1.00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3" calcext:value-type="float">
            <text:p>1.18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1" calcext:value-type="float">
            <text:p>1.18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35" calcext:value-type="float">
            <text:p>1.03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5" calcext:value-type="float">
            <text:p>0.96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05" calcext:value-type="float">
            <text:p>1.20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" calcext:value-type="float">
            <text:p>1.1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4" calcext:value-type="float">
            <text:p>0.96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5" calcext:value-type="float">
            <text:p>0.99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04" calcext:value-type="float">
            <text:p>1.20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35" calcext:value-type="float">
            <text:p>1.23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82" calcext:value-type="float">
            <text:p>0.98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4" calcext:value-type="float">
            <text:p>0.97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4" calcext:value-type="float">
            <text:p>1.17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1" calcext:value-type="float">
            <text:p>1.17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59" calcext:value-type="float">
            <text:p>0.95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6" calcext:value-type="float">
            <text:p>0.96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34" calcext:value-type="float">
            <text:p>1.13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41" calcext:value-type="float">
            <text:p>1.14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2" calcext:value-type="float">
            <text:p>1.18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02" calcext:value-type="float">
            <text:p>1.00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1" calcext:value-type="float">
            <text:p>1.0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8" calcext:value-type="float">
            <text:p>1.16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97" calcext:value-type="float">
            <text:p>1.19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1" calcext:value-type="float">
            <text:p>0.96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3" calcext:value-type="float">
            <text:p>1.0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6" calcext:value-type="float">
            <text:p>1.16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17" calcext:value-type="float">
            <text:p>1.21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45" calcext:value-type="float">
            <text:p>1.04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68" calcext:value-type="float">
            <text:p>1.06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48" calcext:value-type="float">
            <text:p>1.24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64" calcext:value-type="float">
            <text:p>1.26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7" calcext:value-type="float">
            <text:p>0.97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56" calcext:value-type="float">
            <text:p>0.95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59" calcext:value-type="float">
            <text:p>1.15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39" calcext:value-type="float">
            <text:p>1.13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26" calcext:value-type="float">
            <text:p>1.02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5" calcext:value-type="float">
            <text:p>0.99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04" calcext:value-type="float">
            <text:p>1.20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5" calcext:value-type="float">
            <text:p>1.17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16" calcext:value-type="float">
            <text:p>1.01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1" calcext:value-type="float">
            <text:p>0.99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19" calcext:value-type="float">
            <text:p>1.21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6" calcext:value-type="float">
            <text:p>1.18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6" calcext:value-type="float">
            <text:p>0.97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39" calcext:value-type="float">
            <text:p>1.13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55" calcext:value-type="float">
            <text:p>1.15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34" calcext:value-type="float">
            <text:p>1.03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49" calcext:value-type="float">
            <text:p>1.04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07" calcext:value-type="float">
            <text:p>1.20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19" calcext:value-type="float">
            <text:p>1.21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45" calcext:value-type="float">
            <text:p>0.94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9" calcext:value-type="float">
            <text:p>1.16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8" calcext:value-type="float">
            <text:p>1.17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7" calcext:value-type="float">
            <text:p>0.96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" calcext:value-type="float">
            <text:p>0.9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41" calcext:value-type="float">
            <text:p>1.14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" calcext:value-type="float">
            <text:p>1.1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309" calcext:value-type="float">
            <text:p>1.30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361" calcext:value-type="float">
            <text:p>1.36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533" calcext:value-type="float">
            <text:p>1.53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484" calcext:value-type="float">
            <text:p>1.48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44" calcext:value-type="float">
            <text:p>0.94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03" calcext:value-type="float">
            <text:p>1.00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49" calcext:value-type="float">
            <text:p>1.14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84" calcext:value-type="float">
            <text:p>0.98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56" calcext:value-type="float">
            <text:p>0.95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" calcext:value-type="float">
            <text:p>1.1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7" calcext:value-type="float">
            <text:p>1.16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7" calcext:value-type="float">
            <text:p>0.99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08" calcext:value-type="float">
            <text:p>1.00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" calcext:value-type="float">
            <text:p>1.1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9" calcext:value-type="float">
            <text:p>1.18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148" calcext:value-type="float">
            <text:p>1.14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12" calcext:value-type="float">
            <text:p>1.1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323" calcext:value-type="float">
            <text:p>1.32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98" calcext:value-type="float">
            <text:p>1.29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2" calcext:value-type="float">
            <text:p>0.96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5" calcext:value-type="float">
            <text:p>1.17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3" calcext:value-type="float">
            <text:p>1.16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6" calcext:value-type="float">
            <text:p>0.99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07" calcext:value-type="float">
            <text:p>1.00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5" calcext:value-type="float">
            <text:p>1.16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" calcext:value-type="float">
            <text:p>1.1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" calcext:value-type="float">
            <text:p>0.9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09" calcext:value-type="float">
            <text:p>1.00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3" calcext:value-type="float">
            <text:p>1.16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8" calcext:value-type="float">
            <text:p>1.18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58" calcext:value-type="float">
            <text:p>0.95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3" calcext:value-type="float">
            <text:p>0.96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" calcext:value-type="float">
            <text:p>1.1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7" calcext:value-type="float">
            <text:p>1.16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35" calcext:value-type="float">
            <text:p>1.03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86" calcext:value-type="float">
            <text:p>0.98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09" calcext:value-type="float">
            <text:p>1.20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58" calcext:value-type="float">
            <text:p>1.15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83" calcext:value-type="float">
            <text:p>0.98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86" calcext:value-type="float">
            <text:p>0.98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58" calcext:value-type="float">
            <text:p>1.15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58" calcext:value-type="float">
            <text:p>1.15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8" calcext:value-type="float">
            <text:p>0.96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48" calcext:value-type="float">
            <text:p>0.94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48" calcext:value-type="float">
            <text:p>1.14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2" calcext:value-type="float">
            <text:p>1.17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7" calcext:value-type="float">
            <text:p>0.99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09" calcext:value-type="float">
            <text:p>1.00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8" calcext:value-type="float">
            <text:p>1.16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98" calcext:value-type="float">
            <text:p>1.19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3" calcext:value-type="float">
            <text:p>0.96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6" calcext:value-type="float">
            <text:p>0.97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48" calcext:value-type="float">
            <text:p>1.14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5" calcext:value-type="float">
            <text:p>1.1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4" calcext:value-type="float">
            <text:p>0.97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7" calcext:value-type="float">
            <text:p>1.17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1" calcext:value-type="float">
            <text:p>0.96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2" calcext:value-type="float">
            <text:p>0.96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3" calcext:value-type="float">
            <text:p>1.1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42" calcext:value-type="float">
            <text:p>1.14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1" calcext:value-type="float">
            <text:p>0.99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03" calcext:value-type="float">
            <text:p>1.00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7" calcext:value-type="float">
            <text:p>1.16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1" calcext:value-type="float">
            <text:p>1.17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" calcext:value-type="float">
            <text:p>0.9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2" calcext:value-type="float">
            <text:p>1.17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6" calcext:value-type="float">
            <text:p>1.18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85" calcext:value-type="float">
            <text:p>0.98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9" calcext:value-type="float">
            <text:p>0.97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58" calcext:value-type="float">
            <text:p>1.15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49" calcext:value-type="float">
            <text:p>1.14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19" calcext:value-type="float">
            <text:p>1.01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18" calcext:value-type="float">
            <text:p>1.01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92" calcext:value-type="float">
            <text:p>1.19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9" calcext:value-type="float">
            <text:p>1.18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2" calcext:value-type="float">
            <text:p>0.97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6" calcext:value-type="float">
            <text:p>0.97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6" calcext:value-type="float">
            <text:p>1.17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8" calcext:value-type="float">
            <text:p>1.18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2" calcext:value-type="float">
            <text:p>0.96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8" calcext:value-type="float">
            <text:p>0.97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36" calcext:value-type="float">
            <text:p>1.13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51" calcext:value-type="float">
            <text:p>1.15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09" calcext:value-type="float">
            <text:p>1.00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34" calcext:value-type="float">
            <text:p>1.03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8" calcext:value-type="float">
            <text:p>1.17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07" calcext:value-type="float">
            <text:p>1.20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6" calcext:value-type="float">
            <text:p>0.97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57" calcext:value-type="float">
            <text:p>1.15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4" calcext:value-type="float">
            <text:p>1.17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9" calcext:value-type="float">
            <text:p>0.96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32" calcext:value-type="float">
            <text:p>1.13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5" calcext:value-type="float">
            <text:p>1.16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5" calcext:value-type="float">
            <text:p>0.99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19" calcext:value-type="float">
            <text:p>1.01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94" calcext:value-type="float">
            <text:p>1.19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29" calcext:value-type="float">
            <text:p>1.22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44" calcext:value-type="float">
            <text:p>0.94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2" calcext:value-type="float">
            <text:p>0.96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5" calcext:value-type="float">
            <text:p>1.1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44" calcext:value-type="float">
            <text:p>1.14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8" calcext:value-type="float">
            <text:p>0.96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58" calcext:value-type="float">
            <text:p>0.95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" calcext:value-type="float">
            <text:p>1.1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2" calcext:value-type="float">
            <text:p>1.16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82" calcext:value-type="float">
            <text:p>0.98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3" calcext:value-type="float">
            <text:p>0.96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55" calcext:value-type="float">
            <text:p>1.15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42" calcext:value-type="float">
            <text:p>1.14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7" calcext:value-type="float">
            <text:p>0.97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16" calcext:value-type="float">
            <text:p>1.01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9" calcext:value-type="float">
            <text:p>1.1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95" calcext:value-type="float">
            <text:p>1.19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18" calcext:value-type="float">
            <text:p>1.01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1" calcext:value-type="float">
            <text:p>1.0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29" calcext:value-type="float">
            <text:p>1.22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15" calcext:value-type="float">
            <text:p>1.21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87" calcext:value-type="float">
            <text:p>0.98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5" calcext:value-type="float">
            <text:p>1.1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1" calcext:value-type="float">
            <text:p>1.17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18" calcext:value-type="float">
            <text:p>1.01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05" calcext:value-type="float">
            <text:p>1.00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92" calcext:value-type="float">
            <text:p>1.19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94" calcext:value-type="float">
            <text:p>1.19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9" calcext:value-type="float">
            <text:p>0.99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24" calcext:value-type="float">
            <text:p>1.02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07" calcext:value-type="float">
            <text:p>1.20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28" calcext:value-type="float">
            <text:p>1.22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82" calcext:value-type="float">
            <text:p>0.98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5" calcext:value-type="float">
            <text:p>0.96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" calcext:value-type="float">
            <text:p>1.1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6" calcext:value-type="float">
            <text:p>1.16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32" calcext:value-type="float">
            <text:p>1.03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4" calcext:value-type="float">
            <text:p>0.99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1" calcext:value-type="float">
            <text:p>1.2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4" calcext:value-type="float">
            <text:p>1.17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3" calcext:value-type="float">
            <text:p>0.97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2" calcext:value-type="float">
            <text:p>0.97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" calcext:value-type="float">
            <text:p>1.1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2" calcext:value-type="float">
            <text:p>1.18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85" calcext:value-type="float">
            <text:p>0.98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3" calcext:value-type="float">
            <text:p>0.97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2" calcext:value-type="float">
            <text:p>1.16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9" calcext:value-type="float">
            <text:p>1.17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01" calcext:value-type="float">
            <text:p>1.00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83" calcext:value-type="float">
            <text:p>0.98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7" calcext:value-type="float">
            <text:p>1.17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58" calcext:value-type="float">
            <text:p>1.15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53" calcext:value-type="float">
            <text:p>0.95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8" calcext:value-type="float">
            <text:p>1.17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7" calcext:value-type="float">
            <text:p>0.96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32" calcext:value-type="float">
            <text:p>1.13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36" calcext:value-type="float">
            <text:p>1.13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5" calcext:value-type="float">
            <text:p>0.96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3" calcext:value-type="float">
            <text:p>0.99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7" calcext:value-type="float">
            <text:p>1.16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7" calcext:value-type="float">
            <text:p>1.16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52" calcext:value-type="float">
            <text:p>0.95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9" calcext:value-type="float">
            <text:p>0.99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56" calcext:value-type="float">
            <text:p>1.15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99" calcext:value-type="float">
            <text:p>1.19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4" calcext:value-type="float">
            <text:p>0.99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01" calcext:value-type="float">
            <text:p>1.00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9" calcext:value-type="float">
            <text:p>1.16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9" calcext:value-type="float">
            <text:p>1.17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89" calcext:value-type="float">
            <text:p>0.98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04" calcext:value-type="float">
            <text:p>1.00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" calcext:value-type="float">
            <text:p>1.1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92" calcext:value-type="float">
            <text:p>1.19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1" calcext:value-type="float">
            <text:p>0.97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54" calcext:value-type="float">
            <text:p>0.95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7" calcext:value-type="float">
            <text:p>1.18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9" calcext:value-type="float">
            <text:p>1.16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8" calcext:value-type="float">
            <text:p>0.97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04" calcext:value-type="float">
            <text:p>1.00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5" calcext:value-type="float">
            <text:p>1.16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24" calcext:value-type="float">
            <text:p>1.22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15" calcext:value-type="float">
            <text:p>1.01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1" calcext:value-type="float">
            <text:p>1.0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04" calcext:value-type="float">
            <text:p>1.20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96" calcext:value-type="float">
            <text:p>1.19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57" calcext:value-type="float">
            <text:p>0.95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84" calcext:value-type="float">
            <text:p>0.98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6" calcext:value-type="float">
            <text:p>1.16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9" calcext:value-type="float">
            <text:p>1.16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85" calcext:value-type="float">
            <text:p>0.98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8" calcext:value-type="float">
            <text:p>0.96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2" calcext:value-type="float">
            <text:p>1.16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2" calcext:value-type="float">
            <text:p>1.18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1" calcext:value-type="float">
            <text:p>1.0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9" calcext:value-type="float">
            <text:p>0.97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94" calcext:value-type="float">
            <text:p>1.19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" calcext:value-type="float">
            <text:p>1.1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8" calcext:value-type="float">
            <text:p>0.9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5" calcext:value-type="float">
            <text:p>0.99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7" calcext:value-type="float">
            <text:p>1.18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2" calcext:value-type="float">
            <text:p>1.18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5" calcext:value-type="float">
            <text:p>0.96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52" calcext:value-type="float">
            <text:p>0.95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46" calcext:value-type="float">
            <text:p>1.14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4" calcext:value-type="float">
            <text:p>1.16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88" calcext:value-type="float">
            <text:p>0.98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8" calcext:value-type="float">
            <text:p>0.96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1" calcext:value-type="float">
            <text:p>1.17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51" calcext:value-type="float">
            <text:p>1.15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3" calcext:value-type="float">
            <text:p>0.97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63" calcext:value-type="float">
            <text:p>1.06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3" calcext:value-type="float">
            <text:p>1.2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57" calcext:value-type="float">
            <text:p>1.25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47" calcext:value-type="float">
            <text:p>0.94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42" calcext:value-type="float">
            <text:p>0.94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31" calcext:value-type="float">
            <text:p>1.13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5" calcext:value-type="float">
            <text:p>1.16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" calcext:value-type="float">
            <text:p>0.9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2" calcext:value-type="float">
            <text:p>0.96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2" calcext:value-type="float">
            <text:p>1.18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44" calcext:value-type="float">
            <text:p>1.14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6" calcext:value-type="float">
            <text:p>0.97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9" calcext:value-type="float">
            <text:p>0.99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92" calcext:value-type="float">
            <text:p>1.19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8" calcext:value-type="float">
            <text:p>1.18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1" calcext:value-type="float">
            <text:p>0.96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45" calcext:value-type="float">
            <text:p>0.94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12" calcext:value-type="float">
            <text:p>1.21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98" calcext:value-type="float">
            <text:p>1.19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7" calcext:value-type="float">
            <text:p>0.96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8" calcext:value-type="float">
            <text:p>0.96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5" calcext:value-type="float">
            <text:p>1.1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43" calcext:value-type="float">
            <text:p>1.14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2" calcext:value-type="float">
            <text:p>0.99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89" calcext:value-type="float">
            <text:p>0.98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2" calcext:value-type="float">
            <text:p>1.17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6" calcext:value-type="float">
            <text:p>1.17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85" calcext:value-type="float">
            <text:p>0.98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52" calcext:value-type="float">
            <text:p>0.95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98" calcext:value-type="float">
            <text:p>1.19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55" calcext:value-type="float">
            <text:p>1.15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4" calcext:value-type="float">
            <text:p>0.97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" calcext:value-type="float">
            <text:p>0.9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5" calcext:value-type="float">
            <text:p>1.16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38" calcext:value-type="float">
            <text:p>1.13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9" calcext:value-type="float">
            <text:p>0.99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1" calcext:value-type="float">
            <text:p>1.0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5" calcext:value-type="float">
            <text:p>1.18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8" calcext:value-type="float">
            <text:p>1.18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34" calcext:value-type="float">
            <text:p>1.13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7" calcext:value-type="float">
            <text:p>0.97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87" calcext:value-type="float">
            <text:p>0.98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49" calcext:value-type="float">
            <text:p>1.14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59" calcext:value-type="float">
            <text:p>1.15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5" calcext:value-type="float">
            <text:p>0.99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6" calcext:value-type="float">
            <text:p>0.99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4" calcext:value-type="float">
            <text:p>1.16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9" calcext:value-type="float">
            <text:p>1.16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52" calcext:value-type="float">
            <text:p>0.95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7" calcext:value-type="float">
            <text:p>0.96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92" calcext:value-type="float">
            <text:p>1.19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06" calcext:value-type="float">
            <text:p>1.20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6" calcext:value-type="float">
            <text:p>0.97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7" calcext:value-type="float">
            <text:p>0.97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42" calcext:value-type="float">
            <text:p>1.14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57" calcext:value-type="float">
            <text:p>1.15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4" calcext:value-type="float">
            <text:p>1.0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47" calcext:value-type="float">
            <text:p>1.04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13" calcext:value-type="float">
            <text:p>1.21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21" calcext:value-type="float">
            <text:p>1.22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58" calcext:value-type="float">
            <text:p>0.95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56" calcext:value-type="float">
            <text:p>0.95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3" calcext:value-type="float">
            <text:p>1.16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4" calcext:value-type="float">
            <text:p>1.16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3" calcext:value-type="float">
            <text:p>0.96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7" calcext:value-type="float">
            <text:p>0.99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33" calcext:value-type="float">
            <text:p>1.23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14" calcext:value-type="float">
            <text:p>1.21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6" calcext:value-type="float">
            <text:p>0.97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2" calcext:value-type="float">
            <text:p>0.99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57" calcext:value-type="float">
            <text:p>1.15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7" calcext:value-type="float">
            <text:p>1.16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4" calcext:value-type="float">
            <text:p>0.99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16" calcext:value-type="float">
            <text:p>1.01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5" calcext:value-type="float">
            <text:p>1.16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7" calcext:value-type="float">
            <text:p>1.18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47" calcext:value-type="float">
            <text:p>0.94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4" calcext:value-type="float">
            <text:p>0.96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5" calcext:value-type="float">
            <text:p>1.1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7" calcext:value-type="float">
            <text:p>1.16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1" calcext:value-type="float">
            <text:p>0.97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89" calcext:value-type="float">
            <text:p>0.98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49" calcext:value-type="float">
            <text:p>1.14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2" calcext:value-type="float">
            <text:p>1.16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1" calcext:value-type="float">
            <text:p>1.0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4" calcext:value-type="float">
            <text:p>0.99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4" calcext:value-type="float">
            <text:p>1.18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2" calcext:value-type="float">
            <text:p>1.17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7" calcext:value-type="float">
            <text:p>0.96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7" calcext:value-type="float">
            <text:p>0.96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1" calcext:value-type="float">
            <text:p>1.17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1" calcext:value-type="float">
            <text:p>1.17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58" calcext:value-type="float">
            <text:p>0.95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9" calcext:value-type="float">
            <text:p>0.97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34" calcext:value-type="float">
            <text:p>1.13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96" calcext:value-type="float">
            <text:p>1.19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27" calcext:value-type="float">
            <text:p>1.02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57" calcext:value-type="float">
            <text:p>0.95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17" calcext:value-type="float">
            <text:p>1.21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44" calcext:value-type="float">
            <text:p>1.14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2" calcext:value-type="float">
            <text:p>0.99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8" calcext:value-type="float">
            <text:p>0.97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1" calcext:value-type="float">
            <text:p>1.18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8" calcext:value-type="float">
            <text:p>0.9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89" calcext:value-type="float">
            <text:p>0.98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6" calcext:value-type="float">
            <text:p>1.18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98" calcext:value-type="float">
            <text:p>1.19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88" calcext:value-type="float">
            <text:p>0.98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3" calcext:value-type="float">
            <text:p>0.96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58" calcext:value-type="float">
            <text:p>1.15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34" calcext:value-type="float">
            <text:p>1.13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86" calcext:value-type="float">
            <text:p>0.98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02" calcext:value-type="float">
            <text:p>1.00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58" calcext:value-type="float">
            <text:p>1.15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" calcext:value-type="float">
            <text:p>1.1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78" calcext:value-type="float">
            <text:p>0.97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03" calcext:value-type="float">
            <text:p>1.00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8" calcext:value-type="float">
            <text:p>1.17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201" calcext:value-type="float">
            <text:p>1.20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7" calcext:value-type="float">
            <text:p>0.96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58" calcext:value-type="float">
            <text:p>0.95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34" calcext:value-type="float">
            <text:p>1.13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51" calcext:value-type="float">
            <text:p>1.15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09" calcext:value-type="float">
            <text:p>1.00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8" calcext:value-type="float">
            <text:p>0.99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4" calcext:value-type="float">
            <text:p>1.18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7" calcext:value-type="float">
            <text:p>1.1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3" calcext:value-type="float">
            <text:p>0.96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2" calcext:value-type="float">
            <text:p>0.96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2" calcext:value-type="float">
            <text:p>1.16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5" calcext:value-type="float">
            <text:p>1.16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91" calcext:value-type="float">
            <text:p>0.99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1.01" calcext:value-type="float">
            <text:p>1.0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68" calcext:value-type="float">
            <text:p>1.16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89" calcext:value-type="float">
            <text:p>1.18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for process caching process euler scheme </text:p>
          </table:table-cell>
          <table:table-cell office:value-type="float" office:value="0.965" calcext:value-type="float">
            <text:p>0.96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alculation time of product values </text:p>
          </table:table-cell>
          <table:table-cell office:value-type="float" office:value="1.141" calcext:value-type="float">
            <text:p>1.141</text:p>
          </table:table-cell>
          <table:table-cell table:number-columns-repeated="6"/>
        </table:table-row>
        <table:table-row table:style-name="ro1" table:number-rows-repeated="1047985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">
      <number:number number:decimal-places="3" number:min-integer-digits="1"/>
    </number:number-style>
    <number:number-style style:name="N113">
      <number:number number:decimal-places="3" number:min-integer-digits="1"/>
      <number:text>s</number:text>
    </number:number-style>
    <number:number-style style:name="N114">
      <number:number number:decimal-places="3" number:min-integer-digits="1"/>
      <number:text> s</number:text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2:03:18.847789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5:57:58.737299430</meta:creation-date>
    <dc:date>2017-10-19T12:13:04.580097887</dc:date>
    <meta:editing-duration>PT30M10S</meta:editing-duration>
    <meta:editing-cycles>6</meta:editing-cycles>
    <meta:generator>LibreOffice/4.3.3.2$Linux_X86_64 LibreOffice_project/430m0$Build-2</meta:generator>
    <meta:document-statistic meta:table-count="1" meta:cell-count="1321" meta:object-count="0"/>
  </office:meta>
</office:document-meta>
</file>